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1"/>
    </style:style>
    <style:style style:name="P2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font-name="DejaVu Sans" fo:font-size="12pt" fo:language="sv" fo:country="SE" style:font-name-asian="DejaVu Sans" style:font-size-asian="12pt" style:font-name-complex="DejaVu Sans" style:font-size-complex="12pt"/>
    </style:style>
    <style:style style:name="P4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5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6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7" style:family="paragraph" style:parent-style-name="Standard">
      <style:text-properties style:font-name="Linux Libertine" fo:font-size="28pt" style:font-size-asian="28pt" style:font-size-complex="28pt"/>
    </style:style>
    <style:style style:name="P8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9" style:family="paragraph" style:parent-style-name="Standard" style:list-style-name="L1">
      <style:text-properties style:font-name="DejaVu Sans" fo:font-size="12pt" fo:language="sv" fo:country="SE" style:font-name-asian="DejaVu Sans" style:font-size-asian="12pt" style:font-name-complex="DejaVu Sans" style:font-size-complex="12pt"/>
    </style:style>
    <style:style style:name="T1" style:family="text">
      <style:text-properties fo:language="sv" fo:country="SE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sv" fo:country="SE"/>
    </style:style>
    <style:style style:name="T4" style:family="text">
      <style:text-properties style:text-position="0% 100%" fo:language="sv" fo:country="SE"/>
    </style:style>
    <style:style style:name="T5" style:family="text">
      <style:text-properties style:text-position="super 58%"/>
    </style:style>
    <style:style style:name="T6" style:family="text">
      <style:text-properties style:text-position="super 58%" fo:language="sv" fo:country="SE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tta är en nomenklaturlista med symboler &amp;c du eventuellt inte begriper</text:p>
      <text:p text:style-name="P1"/>
      <text:p text:style-name="P1">&amp;c<text:tab/><text:span text:style-name="T7">et cetera</text:span></text:p>
      <text:p text:style-name="P2">ℂ<text:tab/>Alla komplexa tal<text:tab/><text:tab/><text:tab/><text:tab/><text:tab/><text:tab/><text:tab/>blackboard bold C</text:p>
      <text:p text:style-name="P2">ℍ<text:tab/>Alla quaternions/hamiltoner (i² = j² = k² = ijk = -1)<text:tab/>blackboard bold H</text:p>
      <text:p text:style-name="P2">ℕ<text:tab/>Alla naturliga tal (inklusive eller exklusive 0)<text:tab/><text:tab/>blackboard bold N</text:p>
      <text:p text:style-name="P2">ℙ<text:tab/>Projektions rymd, sannolikhet, alla primtal, &amp;c<text:tab/><text:tab/>blackboard bold P</text:p>
      <text:p text:style-name="P2">ℚ<text:tab/>Alla rationalla tal<text:tab/><text:tab/><text:tab/><text:tab/><text:tab/><text:tab/><text:tab/>blackboard bold Q</text:p>
      <text:p text:style-name="P2">ℝ<text:tab/>Alla reella tal<text:tab/><text:tab/><text:tab/><text:tab/><text:tab/><text:tab/><text:tab/>blackboard bold R</text:p>
      <text:p text:style-name="P2">ℤ<text:tab/>Alla heltal tal<text:tab/><text:tab/><text:tab/><text:tab/><text:tab/><text:tab/><text:tab/>blackboard bold Z</text:p>
      <text:p text:style-name="P2">ℑ<text:tab/>Imagionära delen ℑ(<text:span text:style-name="T1">α + iβ</text:span>) = <text:span text:style-name="T1">β ≠ iβ<text:tab/><text:tab/><text:tab/></text:span>script I</text:p>
      <text:p text:style-name="P2">ℎ<text:tab/>Planks konstant</text:p>
      <text:p text:style-name="P2">ℏ<text:tab/>Planks reducerade konstant (ℎ / 2<text:span text:style-name="T1">π</text:span>)</text:p>
      <text:p text:style-name="P2">ℓ<text:tab/>liter<text:tab/><text:tab/><text:tab/><text:tab/><text:tab/><text:tab/><text:tab/><text:tab/><text:tab/>script l</text:p>
      <text:p text:style-name="P2">℘<text:tab/>Weierstrass<text:tab/><text:tab/><text:tab/><text:tab/><text:tab/><text:tab/><text:tab/><text:tab/>script p</text:p>
      <text:p text:style-name="P2">ℜ<text:tab/>Reella delen ℜ(<text:span text:style-name="T1">α + iβ</text:span>) = <text:span text:style-name="T1">α<text:tab/><text:tab/><text:tab/><text:tab/><text:tab/></text:span>script R</text:p>
      <text:p text:style-name="P2">K<text:tab/>Kelvin</text:p>
      <text:p text:style-name="P2">Å<text:tab/>Ångström</text:p>
      <text:p text:style-name="P2">ℱ<text:tab/>Fourierserieutveckling, eller Fouriertransformering<text:tab/>script F</text:p>
      <text:p text:style-name="P2">ℒ<text:tab/>Linjär operation<text:tab/>(ℒ(D), skrivs ofta L(D))<text:tab/><text:tab/><text:tab/>script L</text:p>
      <text:p text:style-name="P2">ℵ<text:tab/>alef</text:p>
      <text:p text:style-name="P2">ℶ<text:tab/>bet</text:p>
      <text:p text:style-name="P2">ℷ<text:tab/>gimel<text:tab/></text:p>
      <text:p text:style-name="P2">ℸ<text:tab/>dalet</text:p>
      <text:p text:style-name="P2"/>
      <text:p text:style-name="P2">∀<text:tab/>För alla</text:p>
      <text:p text:style-name="P2">∁<text:tab/>Komplement</text:p>
      <text:p text:style-name="P2">∂<text:tab/>Partial differential</text:p>
      <text:p text:style-name="P2">∃<text:tab/>Det existerar</text:p>
      <text:p text:style-name="P2">∄<text:tab/>Det existerar inte</text:p>
      <text:p text:style-name="P2">∅<text:tab/>Tomma mängden</text:p>
      <text:p text:style-name="P2">∆<text:tab/>Inkrement (delta)</text:p>
      <text:p text:style-name="P2">∇<text:tab/>Nabla (gradient)</text:p>
      <text:p text:style-name="P2">∈<text:tab/>Element av</text:p>
      <text:p text:style-name="P2">∉<text:tab/>Inte element av</text:p>
      <text:p text:style-name="P2">∋<text:tab/>Ägare till</text:p>
      <text:p text:style-name="P2">∌<text:tab/>Inte ägare till</text:p>
      <text:p text:style-name="P2">∎<text:tab/>(Matematisk) gravsten<text:tab/>(Q.E.D.; slut av bevis)</text:p>
      <text:p text:style-name="P2">∏<text:tab/>Produkt</text:p>
      <text:p text:style-name="P2">∐<text:tab/>Coprodukt (se längre ner)</text:p>
      <text:p text:style-name="P2">∑<text:tab/>Summa</text:p>
      <text:p text:style-name="P2">±<text:tab/>Plus-minus: plus eller minus (se längre ner)</text:p>
      <text:p text:style-name="P2">∓<text:tab/>Minus-plus:<text:tab/><text:span text:style-name="T1">α</text:span> ∓ <text:span text:style-name="T1">β</text:span> = <text:span text:style-name="T1">α</text:span> ± (<text:span text:style-name="T1">−β</text:span>) (se längre ner)</text:p>
      <text:p text:style-name="P2">∖<text:tab/>Differens, till exempel ℂ∖ℝ<text:tab/>Alla icke-reella komplexa tal</text:p>
      <text:p text:style-name="P2">∘<text:tab/>Ring operator, till exempel (ƒ∘<text:span text:style-name="T1">g)( ) = f(g( ))</text:span></text:p>
      <text:p text:style-name="P3">()<text:tab/>Variabel, precis som x, men saknar bokstav</text:p>
      <text:p text:style-name="P3">(·)<text:tab/>Variant av () eller ( )</text:p>
      <text:p text:style-name="P3">∝<text:tab/>Propotionellt med tillexempel om y(x) = kx så är y ∝ x</text:p>
      <text:p text:style-name="P3"><text:soft-page-break/>∴<text:tab/>Alltså</text:p>
      <text:p text:style-name="P3">∵<text:tab/>För att</text:p>
      <text:p text:style-name="P3">≀<text:tab/>Värde saknas</text:p>
      <text:p text:style-name="P3">∼<text:tab/>Är likartad med</text:p>
      <text:p text:style-name="P3">≁<text:tab/>Är inte likartad med</text:p>
      <text:p text:style-name="P3">≃<text:tab/>Asymptotiskt lika med (x<text:span text:style-name="T5">–1</text:span> ≃ <text:span text:style-name="T8">0</text:span>, x → ∞)</text:p>
      <text:list xml:id="list42143413" text:style-name="L1">
        <text:list-item>
          <text:list>
            <text:list-item>
              <text:p text:style-name="P9">eller —</text:p>
            </text:list-item>
          </text:list>
          <text:p text:style-name="P9">Är likartad med eller lika med (ƒ(x) ≃ ℱ(x))</text:p>
        </text:list-item>
      </text:list>
      <text:p text:style-name="P3">≄<text:tab/>Inte asymptotiskt lika med</text:p>
      <text:p text:style-name="P3">≈<text:tab/>Ungefär lika med</text:p>
      <text:p text:style-name="P3">≉<text:tab/>Inte ungefär lika med</text:p>
      <text:p text:style-name="P3">≅<text:tab/>Approximativt lika med<text:tab/>. Nästa samma sak som ≈.</text:p>
      <text:p text:style-name="P3">≆<text:tab/>Approximativt lika med, men inte faktiskt lika med</text:p>
      <text:p text:style-name="P3">≇<text:tab/>Varken approximativt lika med eller faktiskt lika med</text:p>
      <text:p text:style-name="P3">≊<text:tab/>Ungefär lika med, eller lika med</text:p>
      <text:p text:style-name="P3">≌<text:tab/>Alla lika med</text:p>
      <text:p text:style-name="P3">≍<text:tab/>Ekvivalent med</text:p>
      <text:p text:style-name="P3">≏<text:tab/>Skillnad mellan</text:p>
      <text:p text:style-name="P3">≐<text:tab/>Närmar sig gränsen</text:p>
      <text:p text:style-name="P3">≘<text:tab/>Korresponderar med</text:p>
      <text:p text:style-name="P3">≙<text:tab/>Uppskattar</text:p>
      <text:p text:style-name="P3">≚<text:tab/>likvinkligt med</text:p>
      <text:p text:style-name="P2"><text:span text:style-name="T1">≜<text:tab/>Är lika med enligt ny definition för denna beräkning. Till exempel y ≜ uy</text:span><text:span text:style-name="T3">1</text:span><text:span text:style-name="T4">.</text:span></text:p>
      <text:p text:style-name="P3">≝<text:tab/>Är lika med enligt definition. Till exempel i ≝ √(-1).</text:p>
      <text:p text:style-name="P3">≞<text:tab/>Mätt med</text:p>
      <text:p text:style-name="P3">≟<text:tab/>Ifrågasatt lika med</text:p>
      <text:p text:style-name="P2"><text:span text:style-name="T1">≠</text:span><text:span text:style-name="T1"><text:tab/>Inte lika med</text:span></text:p>
      <text:p text:style-name="P2"><text:span text:style-name="T1">≡<text:tab/>Identiskt med, till exempel 5 </text:span><text:span text:style-name="T1">≡ 1 (Mod 2)</text:span></text:p>
      <text:p text:style-name="P2"><text:span text:style-name="T1">≢<text:tab/>Inte i</text:span><text:span text:style-name="T1">dentiskt med</text:span></text:p>
      <text:p text:style-name="P3">≣<text:tab/>Strikt ekvivalent med</text:p>
      <text:p text:style-name="P3">≤<text:tab/>Mindre eller lika med</text:p>
      <text:p text:style-name="P3">≥<text:tab/>Mer eller lika med</text:p>
      <text:p text:style-name="P3">≨<text:tab/>Mindre, men inte lika med</text:p>
      <text:p text:style-name="P3">≩<text:tab/>Mer, men inte lika med</text:p>
      <text:p text:style-name="P3">≪<text:tab/>Mycket mindre än</text:p>
      <text:p text:style-name="P3">≫<text:tab/>Mycker mer än</text:p>
      <text:p text:style-name="P3">≭<text:tab/>Inte ekvivalent med</text:p>
      <text:p text:style-name="P3">≺<text:tab/>Är innan</text:p>
      <text:p text:style-name="P3">≻<text:tab/>Är efter</text:p>
      <text:p text:style-name="P2"><text:span text:style-name="T1">«<text:tab/>α « β = α · 2</text:span><text:span text:style-name="T6">β</text:span><text:span text:style-name="T4"><text:tab/> α «</text:span><text:span text:style-name="T3">ξ</text:span><text:span text:style-name="T4"> β = α · ξ</text:span><text:span text:style-name="T6">β</text:span></text:p>
      <text:p text:style-name="P2"><text:span text:style-name="T1">»<text:tab/>α » β = α / 2</text:span><text:span text:style-name="T6">β</text:span><text:span text:style-name="T4"><text:tab/> α »</text:span><text:span text:style-name="T3">ξ</text:span><text:span text:style-name="T4"> β = α / ξ</text:span><text:span text:style-name="T6">β</text:span></text:p>
      <text:p text:style-name="P5">∪<text:tab/>Union<text:tab/><text:tab/>{a} ∪ {b} = {a; b}<text:tab/>{a; c} ∪ {b; c} = {a; b; c}</text:p>
      <text:p text:style-name="P5">∩<text:tab/>Snitt<text:tab/><text:tab/>{a; c} ∩ {b; c} = {c}</text:p>
      <text:p text:style-name="P5">∨<text:tab/>Logiskt eller,<text:tab/><text:tab/>a ∨ b är sant omm a eller b, eller båda är sant</text:p>
      <text:p text:style-name="P5">∧<text:tab/>Logiskt och (men),<text:tab/>a ∧ b är sant omm både a och b är sanna</text:p>
      <text:p text:style-name="P5">{…}<text:tab/>En mängd med elementen …</text:p>
      <text:p text:style-name="P5">omm<text:tab/><text:tab/>Om och endast om</text:p>
      <text:p text:style-name="P5"/>
      <text:p text:style-name="P4"><text:span text:style-name="T1">cis x = cos x + i sin x = e</text:span><text:span text:style-name="T6">ix</text:span></text:p>
      <text:p text:style-name="P5"/>
      <text:p text:style-name="P8">Pil ovanför = vektor</text:p>
      <text:p text:style-name="P5">Tjock text = matris</text:p>
      <text:p text:style-name="P5"/>
      <text:p text:style-name="P5"><draw:frame draw:style-name="fr1" draw:name="Object1" text:anchor-type="as-char" svg:width="5.867cm" svg:height="1.106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1" draw:name="Object2" text:anchor-type="as-char" svg:width="5.867cm" svg:height="1.10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<draw:frame draw:style-name="fr1" draw:name="Object3" text:anchor-type="as-char" svg:width="5.479cm" svg:height="2.233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<draw:frame draw:style-name="fr1" draw:name="Object4" text:anchor-type="as-char" svg:width="8.234cm" svg:height="1.16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><draw:frame draw:style-name="fr2" draw:name="Object21" text:anchor-type="as-char" svg:y="-1.944cm" svg:width="11.894cm" svg:height="2.949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/>
      <text:p text:style-name="P6">Funktionskombinationer:</text:p>
      <text:p text:style-name="P5"/>
      <text:p text:style-name="P5"><text:tab/>Antag att ƒ, g, h och k är funktioner.</text:p>
      <text:p text:style-name="P5"/>
      <text:p text:style-name="P5"><text:tab/>(ƒ + g)(x) = ƒ(x) + g(x)</text:p>
      <text:p text:style-name="P5"/>
      <text:p text:style-name="P5"><text:tab/>(ƒ – g)(x) = ƒ(x) – g(x)</text:p>
      <text:p text:style-name="P5"/>
      <text:p text:style-name="P5"><text:tab/>(ƒ · g)(x) = ƒ(x) · g(x) = (fg)(x)</text:p>
      <text:p text:style-name="P5"/>
      <text:p text:style-name="P5"><text:tab/>(ƒ / g)(x) = ƒ(x) / g(x)</text:p>
      <text:p text:style-name="P5"/>
      <text:p text:style-name="P5"><text:tab/>(ƒ ∘ g)(x) = ƒ(g(x))</text:p>
      <text:p text:style-name="P5"/>
      <text:p text:style-name="P5"><text:tab/>(ƒg + hk)(x) = ƒ(x) · g(x) + h(x) · k(x)</text:p>
      <text:p text:style-name="P5"/>
      <text:p text:style-name="P5"/>
      <text:p text:style-name="P5">signum ±α = sign ±α = sgn ±α = ±1,<text:tab/>α &gt; 0</text:p>
      <text:p text:style-name="P5">signum 0 = 0</text:p>
      <text:p text:style-name="P5">signum (re<text:span text:style-name="T5">iθ</text:span>) = cis θ, r &gt; 0</text:p>
      <text:p text:style-name="P8">ℤ<text:span text:style-name="T2">+</text:span><text:tab/>Alla positiva heltal (ℤ = heltal)</text:p>
      <text:p text:style-name="P5">ℤ<text:span text:style-name="T2">–</text:span><text:tab/>Alla negativa heltal</text:p>
      <text:p text:style-name="P5">ℤ<text:span text:style-name="T2">0+</text:span><text:tab/>Alla positiva heltal samt 0 (icke-negativa heltal)</text:p>
      <text:p text:style-name="P5">ℤ<text:span text:style-name="T2">0–</text:span><text:tab/>Alla negativa heltal samt 0 (icke-positiva heltal)</text:p>
      <text:p text:style-name="P5">ℤ<text:span text:style-name="T2">m..n</text:span><text:tab/>Alla heltal mellan m och n</text:p>
      <text:p text:style-name="P5"/>
      <text:p text:style-name="P5">ℕ är i mina dokument inklusiva 0, alltså samma mängd som ℤ<text:span text:style-name="T2">0+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0H19M12S</meta:editing-duration>
    <meta:editing-cycles>28</meta:editing-cycles>
    <meta:generator>OpenOffice.org/3.1$Win32 OpenOffice.org_project/310m19$Build-9420</meta:generator>
    <dc:date>2010-11-02T22:02:17.67</dc:date>
    <dc:creator>Mattias </dc:creator>
    <meta:document-statistic meta:table-count="0" meta:image-count="0" meta:object-count="5" meta:page-count="4" meta:paragraph-count="118" meta:word-count="731" meta:character-count="33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normal">a</math:mi>
            <math:mo math:stretchy="false">±</math:mo>
            <math:mi math:fontstyle="normal">b</math:mi>
          </math:mrow>
          <math:mo math:stretchy="false">±</math:mo>
          <math:mi math:fontstyle="normal">c</math:mi>
        </math:mrow>
        <math:mo math:stretchy="false">=</math:mo>
        <math:mrow>
          <math:mrow>
            <math:mi math:fontstyle="normal">a</math:mi>
            <math:msub>
              <math:mo math:stretchy="false">±</math:mo>
              <math:mn>1</math:mn>
            </math:msub>
            <math:mi math:fontstyle="normal">b</math:mi>
          </math:mrow>
          <math:msub>
            <math:mo math:stretchy="false">±</math:mo>
            <math:mn>1</math:mn>
          </math:msub>
          <math:mi math:fontstyle="normal">c</math:mi>
        </math:mrow>
      </math:mrow>
      <math:mo math:stretchy="false">=</math:mo>
      <math:mrow>
        <math:mo math:stretchy="true">{</math:mo>
        <math:mtable>
          <math:mtr>
            <math:mrow>
              <math:mrow>
                <math:mi math:fontstyle="normal">a</math:mi>
                <math:mo math:stretchy="false">+</math:mo>
                <math:mi math:fontstyle="normal">b</math:mi>
              </math:mrow>
              <math:mo math:stretchy="false">+</math:mo>
              <math:mi math:fontstyle="normal">c</math:mi>
            </math:mrow>
          </math:mtr>
          <math:mtr>
            <math:mrow>
              <math:mrow>
                <math:mi math:fontstyle="normal">a</math:mi>
                <math:mo math:stretchy="false">−</math:mo>
                <math:mi math:fontstyle="normal">b</math:mi>
              </math:mrow>
              <math:mo math:stretchy="false">−</math:mo>
              <math:mi math:fontstyle="normal">c</math:mi>
            </math:mrow>
          </math:mtr>
        </math:mtable>
      </math:mrow>
    </math:mrow>
    <math:annotation math:encoding="StarMath 5.0">{

a +- b +- c = a +-_1 b +-_1 c = left lbrace stack {a + b + c # a - b - c} right none
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normal">a</math:mi>
            <math:mo math:stretchy="false">±</math:mo>
            <math:mi math:fontstyle="normal">b</math:mi>
          </math:mrow>
          <math:mo math:stretchy="false">∓</math:mo>
          <math:mi math:fontstyle="normal">c</math:mi>
        </math:mrow>
        <math:mo math:stretchy="false">=</math:mo>
        <math:mrow>
          <math:mrow>
            <math:mi math:fontstyle="normal">a</math:mi>
            <math:msub>
              <math:mo math:stretchy="false">±</math:mo>
              <math:mn>1</math:mn>
            </math:msub>
            <math:mi math:fontstyle="normal">b</math:mi>
          </math:mrow>
          <math:msub>
            <math:mo math:stretchy="false">∓</math:mo>
            <math:mn>1</math:mn>
          </math:msub>
          <math:mi math:fontstyle="normal">c</math:mi>
        </math:mrow>
      </math:mrow>
      <math:mo math:stretchy="false">=</math:mo>
      <math:mrow>
        <math:mo math:stretchy="true">{</math:mo>
        <math:mtable>
          <math:mtr>
            <math:mrow>
              <math:mrow>
                <math:mi math:fontstyle="normal">a</math:mi>
                <math:mo math:stretchy="false">+</math:mo>
                <math:mi math:fontstyle="normal">b</math:mi>
              </math:mrow>
              <math:mo math:stretchy="false">−</math:mo>
              <math:mi math:fontstyle="normal">c</math:mi>
            </math:mrow>
          </math:mtr>
          <math:mtr>
            <math:mrow>
              <math:mrow>
                <math:mi math:fontstyle="normal">a</math:mi>
                <math:mo math:stretchy="false">−</math:mo>
                <math:mi math:fontstyle="normal">b</math:mi>
              </math:mrow>
              <math:mo math:stretchy="false">+</math:mo>
              <math:mi math:fontstyle="normal">c</math:mi>
            </math:mrow>
          </math:mtr>
        </math:mtable>
      </math:mrow>
    </math:mrow>
    <math:annotation math:encoding="StarMath 5.0">{

a +- b -+ c = a +-_1 b -+_1 c = left lbrace stack {a + b - c # a - b + c} right none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normal">a</math:mi>
            <math:msub>
              <math:mo math:stretchy="false">±</math:mo>
              <math:mn>1</math:mn>
            </math:msub>
            <math:mi math:fontstyle="normal">b</math:mi>
          </math:mrow>
          <math:msub>
            <math:mo math:stretchy="false">±</math:mo>
            <math:mn>2</math:mn>
          </math:msub>
          <math:mi math:fontstyle="normal">c</math:mi>
        </math:mrow>
        <math:msub>
          <math:mo math:stretchy="false">∓</math:mo>
          <math:mn>2</math:mn>
        </math:msub>
        <math:mi math:fontstyle="normal">d</math:mi>
      </math:mrow>
      <math:mo math:stretchy="false">=</math:mo>
      <math:mrow>
        <math:mo math:stretchy="true">{</math:mo>
        <math:mtable>
          <math:mtr>
            <math:mrow>
              <math:mrow>
                <math:mrow>
                  <math:mi math:fontstyle="normal">a</math:mi>
                  <math:mo math:stretchy="false">+</math:mo>
                  <math:mi math:fontstyle="normal">b</math:mi>
                </math:mrow>
                <math:mo math:stretchy="false">+</math:mo>
                <math:mi math:fontstyle="normal">c</math:mi>
              </math:mrow>
              <math:mo math:stretchy="false">−</math:mo>
              <math:mi math:fontstyle="normal">d</math:mi>
            </math:mrow>
          </math:mtr>
          <math:mtr>
            <math:mrow>
              <math:mrow>
                <math:mrow>
                  <math:mi math:fontstyle="normal">a</math:mi>
                  <math:mo math:stretchy="false">+</math:mo>
                  <math:mi math:fontstyle="normal">b</math:mi>
                </math:mrow>
                <math:mo math:stretchy="false">−</math:mo>
                <math:mi math:fontstyle="normal">c</math:mi>
              </math:mrow>
              <math:mo math:stretchy="false">+</math:mo>
              <math:mi math:fontstyle="normal">d</math:mi>
            </math:mrow>
          </math:mtr>
          <math:mtr>
            <math:mrow>
              <math:mrow>
                <math:mrow>
                  <math:mi math:fontstyle="normal">a</math:mi>
                  <math:mo math:stretchy="false">−</math:mo>
                  <math:mi math:fontstyle="normal">b</math:mi>
                </math:mrow>
                <math:mo math:stretchy="false">+</math:mo>
                <math:mi math:fontstyle="normal">c</math:mi>
              </math:mrow>
              <math:mo math:stretchy="false">−</math:mo>
              <math:mi math:fontstyle="normal">d</math:mi>
            </math:mrow>
          </math:mtr>
          <math:mtr>
            <math:mrow>
              <math:mrow>
                <math:mrow>
                  <math:mi math:fontstyle="normal">a</math:mi>
                  <math:mo math:stretchy="false">−</math:mo>
                  <math:mi math:fontstyle="normal">b</math:mi>
                </math:mrow>
                <math:mo math:stretchy="false">−</math:mo>
                <math:mi math:fontstyle="normal">c</math:mi>
              </math:mrow>
              <math:mo math:stretchy="false">+</math:mo>
              <math:mi math:fontstyle="normal">d</math:mi>
            </math:mrow>
          </math:mtr>
        </math:mtable>
      </math:mrow>
    </math:mrow>
    <math:annotation math:encoding="StarMath 5.0">{

a +-_1 b +-_2 c -+_2 d = left lbrace stack {
  a + b + c - d
# a + b - c + d
# a - b + c - d
# a - b - c + d
} right none
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a</math:mi>
        <math:mo math:stretchy="false">=</math:mo>
        <math:mrow>
          <math:munderover>
            <math:mo math:stretchy="false">∐</math:mo>
            <math:mrow>
              <math:mi math:fontstyle="normal">n</math:mi>
              <math:mo math:stretchy="false">=</math:mo>
              <math:mi math:fontstyle="normal">s</math:mi>
            </math:mrow>
            <math:mi math:fontstyle="normal">N</math:mi>
          </math:munderover>
          <math:msub>
            <math:mi math:fontstyle="normal">a</math:mi>
            <math:mi math:fontstyle="normal">n</math:mi>
          </math:msub>
        </math:mrow>
      </math:mrow>
      <math:mo math:stretchy="false">=</math:mo>
      <math:mrow>
        <math:mo math:stretchy="false">(</math:mo>
        <math:mrow>
          <math:msub>
            <math:mi math:fontstyle="normal">a</math:mi>
            <math:mi math:fontstyle="normal">s</math:mi>
          </math:msub>
          <math:mi math:fontstyle="normal">,</math:mi>
          <math:msub>
            <math:mi math:fontstyle="normal">a</math:mi>
            <math:mrow>
              <math:mi math:fontstyle="normal">s</math:mi>
              <math:mo math:stretchy="false">+</math:mo>
              <math:mn>1</math:mn>
            </math:mrow>
          </math:msub>
          <math:mi math:fontstyle="normal">,</math:mi>
          <math:msub>
            <math:mi math:fontstyle="normal">a</math:mi>
            <math:mrow>
              <math:mi math:fontstyle="normal">s</math:mi>
              <math:mo math:stretchy="false">+</math:mo>
              <math:mn>2</math:mn>
            </math:mrow>
          </math:msub>
          <math:mi math:fontstyle="normal">,</math:mi>
          <math:mn>...</math:mn>
          <math:mi math:fontstyle="normal">,</math:mi>
          <math:msub>
            <math:mi math:fontstyle="normal">a</math:mi>
            <math:mrow>
              <math:mi math:fontstyle="normal">N</math:mi>
              <math:mo math:stretchy="false">−</math:mo>
              <math:mn>2</math:mn>
            </math:mrow>
          </math:msub>
          <math:mi math:fontstyle="normal">,</math:mi>
          <math:msub>
            <math:mi math:fontstyle="normal">a</math:mi>
            <math:mrow>
              <math:mi math:fontstyle="normal">N</math:mi>
              <math:mo math:stretchy="false">−</math:mo>
              <math:mn>1</math:mn>
            </math:mrow>
          </math:msub>
          <math:mi math:fontstyle="normal">,</math:mi>
          <math:msub>
            <math:mi math:fontstyle="normal">a</math:mi>
            <math:mi math:fontstyle="normal">N</math:mi>
          </math:msub>
        </math:mrow>
        <math:mo math:stretchy="false">)</math:mo>
      </math:mrow>
    </math:mrow>
    <math:annotation math:encoding="StarMath 5.0">{

a = coprod from {n = s} to N a_n = (a_s, a_{s + 1}, a_{s + 2}, ..., a_{N - 2}, a_{N - 1}, a_N)

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underover>
              <math:mo math:stretchy="false">∐</math:mo>
              <math:mrow>
                <math:mi math:fontstyle="normal">i</math:mi>
                <math:mo math:stretchy="false">=</math:mo>
                <math:mn>0</math:mn>
              </math:mrow>
              <math:mi math:fontstyle="normal">n</math:mi>
            </math:munderover>
            <math:msup>
              <math:mtext/>
              <math:mtext>↓</math:mtext>
            </math:msup>
          </math:mrow>
          <math:mi/>
          <math:mrow>
            <math:munderover>
              <math:mo math:stretchy="false">∐</math:mo>
              <math:mrow>
                <math:mi math:fontstyle="normal">j</math:mi>
                <math:mo math:stretchy="false">=</math:mo>
                <math:mn>0</math:mn>
              </math:mrow>
              <math:mi math:fontstyle="normal">m</math:mi>
            </math:munderover>
            <math:msup>
              <math:mtext/>
              <math:mtext>→</math:mtext>
            </math:msup>
          </math:mrow>
          <math:mi/>
          <math:mi math:fontstyle="normal">ƒ</math:mi>
          <math:mrow>
            <math:mo math:stretchy="false">(</math:mo>
            <math:mrow>
              <math:mi math:fontstyle="normal">i</math:mi>
              <math:mi math:fontstyle="normal">;</math:mi>
              <math:mi math:fontstyle="normal">j</math:mi>
            </math:mrow>
            <math:mo math:stretchy="false">)</math:mo>
          </math:mrow>
        </math:mrow>
      </math:mfenced>
      <math:mo math:stretchy="false">=</math:mo>
      <math:mfenced math:open="" math:close="">
        <math:mtable>
          <math:mtr>
            <math:mtd>
              <math:mrow>
                <math:mi math:fontstyle="normal">ƒ</math:mi>
                <math:mrow>
                  <math:mo math:stretchy="false">(</math:mo>
                  <math:mrow>
                    <math:mn>0</math:mn>
                    <math:mi math:fontstyle="normal">;</math:mi>
                    <math:mn>0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0</math:mn>
                    <math:mi math:fontstyle="normal">;</math:mi>
                    <math:mn>1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0</math:mn>
                    <math:mi math:fontstyle="normal">;</math:mi>
                    <math:mn>2</math:mn>
                  </math:mrow>
                  <math:mo math:stretchy="false">)</math:mo>
                </math:mrow>
              </math:mrow>
            </math:mtd>
            <math:mtd>
              <math:mo math:stretchy="false">⋯</math:mo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0</math:mn>
                    <math:mi math:fontstyle="normal">;</math:mi>
                    <math:mi math:fontstyle="normal">m</math:mi>
                  </math:mrow>
                  <math:mo math:stretchy="false">)</math:mo>
                </math:mrow>
              </math:mrow>
            </math:mtd>
          </math:mtr>
          <math:mtr>
            <math:mtd>
              <math:mrow>
                <math:mi math:fontstyle="normal">ƒ</math:mi>
                <math:mrow>
                  <math:mo math:stretchy="false">(</math:mo>
                  <math:mrow>
                    <math:mn>1</math:mn>
                    <math:mi math:fontstyle="normal">;</math:mi>
                    <math:mn>0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1</math:mn>
                    <math:mi math:fontstyle="normal">;</math:mi>
                    <math:mn>1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1</math:mn>
                    <math:mi math:fontstyle="normal">;</math:mi>
                    <math:mn>2</math:mn>
                  </math:mrow>
                  <math:mo math:stretchy="false">)</math:mo>
                </math:mrow>
              </math:mrow>
            </math:mtd>
            <math:mtd>
              <math:mo math:stretchy="false">⋯</math:mo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1</math:mn>
                    <math:mi math:fontstyle="normal">;</math:mi>
                    <math:mi math:fontstyle="normal">m</math:mi>
                  </math:mrow>
                  <math:mo math:stretchy="false">)</math:mo>
                </math:mrow>
              </math:mrow>
            </math:mtd>
          </math:mtr>
          <math:mtr>
            <math:mtd>
              <math:mrow>
                <math:mi math:fontstyle="normal">ƒ</math:mi>
                <math:mrow>
                  <math:mo math:stretchy="false">(</math:mo>
                  <math:mrow>
                    <math:mn>2</math:mn>
                    <math:mi math:fontstyle="normal">;</math:mi>
                    <math:mn>0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2</math:mn>
                    <math:mi math:fontstyle="normal">;</math:mi>
                    <math:mn>1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2</math:mn>
                    <math:mi math:fontstyle="normal">;</math:mi>
                    <math:mn>2</math:mn>
                  </math:mrow>
                  <math:mo math:stretchy="false">)</math:mo>
                </math:mrow>
              </math:mrow>
            </math:mtd>
            <math:mtd>
              <math:mo math:stretchy="false">⋯</math:mo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n>2</math:mn>
                    <math:mi math:fontstyle="normal">;</math:mi>
                    <math:mi math:fontstyle="normal">m</math:mi>
                  </math:mrow>
                  <math:mo math:stretchy="false">)</math:mo>
                </math:mrow>
              </math:mrow>
            </math:mtd>
          </math:mtr>
          <math:mtr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⋮</math:mo>
            </math:mtd>
            <math:mtd>
              <math:mo math:stretchy="false">⋱</math:mo>
            </math:mtd>
            <math:mtd>
              <math:mo math:stretchy="false">⋮</math:mo>
            </math:mtd>
          </math:mtr>
          <math:mtr>
            <math:mtd>
              <math:mrow>
                <math:mi math:fontstyle="normal">ƒ</math:mi>
                <math:mrow>
                  <math:mo math:stretchy="false">(</math:mo>
                  <math:mrow>
                    <math:mi math:fontstyle="normal">n</math:mi>
                    <math:mi math:fontstyle="normal">;</math:mi>
                    <math:mn>0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i math:fontstyle="normal">n</math:mi>
                    <math:mi math:fontstyle="normal">;</math:mi>
                    <math:mn>1</math:mn>
                  </math:mrow>
                  <math:mo math:stretchy="false">)</math:mo>
                </math:mrow>
              </math:mrow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i math:fontstyle="normal">n</math:mi>
                    <math:mi math:fontstyle="normal">;</math:mi>
                    <math:mn>2</math:mn>
                  </math:mrow>
                  <math:mo math:stretchy="false">)</math:mo>
                </math:mrow>
              </math:mrow>
            </math:mtd>
            <math:mtd>
              <math:mo math:stretchy="false">⋯</math:mo>
            </math:mtd>
            <math:mtd>
              <math:mrow>
                <math:mi math:fontstyle="normal">ƒ</math:mi>
                <math:mrow>
                  <math:mo math:stretchy="false">(</math:mo>
                  <math:mrow>
                    <math:mi math:fontstyle="normal">n</math:mi>
                    <math:mi math:fontstyle="normal">;</math:mi>
                    <math:mi math:fontstyle="normal">m</math:mi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

left (

coprod from {i = 0} to n ""^"↓" ~ 
coprod from {j = 0} to m ""^"→" ~ ƒ(i; j)

right )
=
left ( matrix {

ƒ(0; 0) # ƒ(0; 1) # ƒ(0; 2) # dotsaxis # ƒ(0; m) ##
ƒ(1; 0) # ƒ(1; 1) # ƒ(1; 2) # dotsaxis # ƒ(1; m) ##
ƒ(2; 0) # ƒ(2; 1) # ƒ(2; 2) # dotsaxis # ƒ(2; m) ##
dotsvert # dotsvert # dotsvert # dotsdown # dotsvert ##
ƒ(n; 0) # ƒ(n; 1) # ƒ(n; 2) # dotsaxis # ƒ(n; m)

} right )

}</math:annotation>
  </math:semantics>
</math:math>
</file>